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style:font-name-asian="Droid Sans Fallback" style:font-name-complex="Lohit Hindi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2.975cm" svg:height="10.565cm" svg:x="25.184cm" svg:y="2.349cm">
            <draw:object draw:notify-on-update-of-ranges="Hoja1.A2:Hoja1.A7 Hoja1.B1:Hoja1.B1 Hoja1.B2:Hoja1.B7 Hoja1.C1:Hoja1.C1 Hoja1.C2:Hoja1.C7 Hoja1.D1:Hoja1.D1 Hoja1.D2:Hoja1.D7 Hoja1.E1:Hoja1.E1 Hoja1.E2:Hoja1.E7 Hoja1.F1:Hoja1.F1 Hoja1.F2:Hoja1.F7 Hoja1.G1:Hoja1.G1 Hoja1.G2:Hoja1.G7 Hoja1.H1:Hoja1.H1 Hoja1.H2:Hoja1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>
            <text:p>asm</text:p>
          </table:table-cell>
          <table:table-cell table:style-name="ce1" office:value-type="string">
            <text:p>4 inst aritméticas</text:p>
          </table:table-cell>
          <table:table-cell table:style-name="ce3" office:value-type="string">
            <text:p>8 inst aritméticas</text:p>
          </table:table-cell>
          <table:table-cell table:style-name="ce3" office:value-type="string">
            <text:p>16 inst aritméticas</text:p>
          </table:table-cell>
          <table:table-cell table:style-name="ce1" office:value-type="string">
            <text:p>4 accesos a Mem</text:p>
          </table:table-cell>
          <table:table-cell table:style-name="ce3" office:value-type="string">
            <text:p>8 accesos a Mem</text:p>
          </table:table-cell>
          <table:table-cell table:style-name="ce3" office:value-type="string">
            <text:p>16 accesos a Mem</text:p>
          </table:table-cell>
          <table:table-cell/>
        </table:table-row>
        <table:table-row table:style-name="ro2">
          <table:table-cell table:style-name="ce1" office:value-type="string">
            <text:p>200x200</text:p>
          </table:table-cell>
          <table:table-cell table:style-name="ce1" office:value-type="float" office:value="327764">
            <text:p>327764</text:p>
          </table:table-cell>
          <table:table-cell table:style-name="ce1" office:value-type="float" office:value="330070">
            <text:p>330070</text:p>
          </table:table-cell>
          <table:table-cell table:style-name="ce1" office:value-type="float" office:value="325948">
            <text:p>325948</text:p>
          </table:table-cell>
          <table:table-cell table:style-name="ce1" office:value-type="float" office:value="335776">
            <text:p>335776</text:p>
          </table:table-cell>
          <table:table-cell table:style-name="ce1" office:value-type="float" office:value="361649">
            <text:p>361649</text:p>
          </table:table-cell>
          <table:table-cell table:style-name="ce1" office:value-type="float" office:value="483753">
            <text:p>483753</text:p>
          </table:table-cell>
          <table:table-cell table:style-name="ce1" office:value-type="float" office:value="677100">
            <text:p>677100</text:p>
          </table:table-cell>
          <table:table-cell/>
        </table:table-row>
        <table:table-row table:style-name="ro2">
          <table:table-cell table:style-name="ce1" office:value-type="string">
            <text:p>400x400</text:p>
          </table:table-cell>
          <table:table-cell table:style-name="ce1" office:value-type="float" office:value="1079558">
            <text:p>1079558</text:p>
          </table:table-cell>
          <table:table-cell table:style-name="ce1" office:value-type="float" office:value="1077914">
            <text:p>1077914</text:p>
          </table:table-cell>
          <table:table-cell table:style-name="ce1" office:value-type="float" office:value="1066385">
            <text:p>1066385</text:p>
          </table:table-cell>
          <table:table-cell table:style-name="ce1" office:value-type="float" office:value="1087797">
            <text:p>1087797</text:p>
          </table:table-cell>
          <table:table-cell table:style-name="ce1" office:value-type="float" office:value="1185821">
            <text:p>1185821</text:p>
          </table:table-cell>
          <table:table-cell table:style-name="ce1" office:value-type="float" office:value="1511840">
            <text:p>1511840</text:p>
          </table:table-cell>
          <table:table-cell table:style-name="ce1" office:value-type="float" office:value="2279261">
            <text:p>2279261</text:p>
          </table:table-cell>
          <table:table-cell/>
        </table:table-row>
        <table:table-row table:style-name="ro2">
          <table:table-cell table:style-name="ce1" office:value-type="string">
            <text:p>600x600</text:p>
          </table:table-cell>
          <table:table-cell table:style-name="ce1" office:value-type="float" office:value="2212619">
            <text:p>2212619</text:p>
          </table:table-cell>
          <table:table-cell table:style-name="ce1" office:value-type="float" office:value="2261918">
            <text:p>2261918</text:p>
          </table:table-cell>
          <table:table-cell table:style-name="ce1" office:value-type="float" office:value="2249851">
            <text:p>2249851</text:p>
          </table:table-cell>
          <table:table-cell table:style-name="ce1" office:value-type="float" office:value="2247825">
            <text:p>2247825</text:p>
          </table:table-cell>
          <table:table-cell table:style-name="ce1" office:value-type="float" office:value="2421774">
            <text:p>2421774</text:p>
          </table:table-cell>
          <table:table-cell table:style-name="ce1" office:value-type="float" office:value="3081895">
            <text:p>3081895</text:p>
          </table:table-cell>
          <table:table-cell table:style-name="ce1" office:value-type="float" office:value="4714969">
            <text:p>4714969</text:p>
          </table:table-cell>
          <table:table-cell/>
        </table:table-row>
        <table:table-row table:style-name="ro2">
          <table:table-cell table:style-name="ce1" office:value-type="string">
            <text:p>800x800</text:p>
          </table:table-cell>
          <table:table-cell table:style-name="ce1" office:value-type="float" office:value="3695146">
            <text:p>3695146</text:p>
          </table:table-cell>
          <table:table-cell table:style-name="ce1" office:value-type="float" office:value="3768815">
            <text:p>3768815</text:p>
          </table:table-cell>
          <table:table-cell table:style-name="ce1" office:value-type="float" office:value="3723970">
            <text:p>3723970</text:p>
          </table:table-cell>
          <table:table-cell table:style-name="ce1" office:value-type="float" office:value="3730384">
            <text:p>3730384</text:p>
          </table:table-cell>
          <table:table-cell table:style-name="ce1" office:value-type="float" office:value="4001586">
            <text:p>4001586</text:p>
          </table:table-cell>
          <table:table-cell table:style-name="ce1" office:value-type="float" office:value="5168873">
            <text:p>5168873</text:p>
          </table:table-cell>
          <table:table-cell table:style-name="ce1" office:value-type="float" office:value="7990616">
            <text:p>7990616</text:p>
          </table:table-cell>
          <table:table-cell/>
        </table:table-row>
        <table:table-row table:style-name="ro2">
          <table:table-cell table:style-name="ce1" office:value-type="string">
            <text:p>1000x1000</text:p>
          </table:table-cell>
          <table:table-cell table:style-name="ce1" office:value-type="float" office:value="5444086">
            <text:p>5444086</text:p>
          </table:table-cell>
          <table:table-cell table:style-name="ce1" office:value-type="float" office:value="5482981">
            <text:p>5482981</text:p>
          </table:table-cell>
          <table:table-cell table:style-name="ce1" office:value-type="float" office:value="5553800">
            <text:p>5553800</text:p>
          </table:table-cell>
          <table:table-cell table:style-name="ce1" office:value-type="float" office:value="5549877">
            <text:p>5549877</text:p>
          </table:table-cell>
          <table:table-cell table:style-name="ce1" office:value-type="float" office:value="6098126">
            <text:p>6098126</text:p>
          </table:table-cell>
          <table:table-cell table:style-name="ce1" office:value-type="float" office:value="7977252">
            <text:p>7977252</text:p>
          </table:table-cell>
          <table:table-cell table:style-name="ce1" office:value-type="float" office:value="12300114">
            <text:p>12300114</text:p>
          </table:table-cell>
          <table:table-cell/>
        </table:table-row>
        <table:table-row table:style-name="ro2">
          <table:table-cell table:style-name="ce1" office:value-type="string">
            <text:p>1200x1200</text:p>
          </table:table-cell>
          <table:table-cell table:style-name="ce1" office:value-type="float" office:value="11581731">
            <text:p>11581731</text:p>
          </table:table-cell>
          <table:table-cell table:style-name="ce1" office:value-type="float" office:value="11834767">
            <text:p>11834767</text:p>
          </table:table-cell>
          <table:table-cell table:style-name="ce1" office:value-type="float" office:value="11756569">
            <text:p>11756569</text:p>
          </table:table-cell>
          <table:table-cell table:style-name="ce1" office:value-type="float" office:value="12144704">
            <text:p>12144704</text:p>
          </table:table-cell>
          <table:table-cell table:style-name="ce1" office:value-type="float" office:value="14008095">
            <text:p>14008095</text:p>
          </table:table-cell>
          <table:table-cell table:style-name="ce1" office:value-type="float" office:value="17400363">
            <text:p>17400363</text:p>
          </table:table-cell>
          <table:table-cell table:style-name="ce1" office:value-type="float" office:value="24084017">
            <text:p>2408401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>
          <table:table-cell table:style-name="ce1"/>
          <table:table-cell table:style-name="ce1" office:value-type="string">
            <text:p>asm</text:p>
          </table:table-cell>
          <table:table-cell table:style-name="ce1" office:value-type="string">
            <text:p>4 inst aritméticas</text:p>
          </table:table-cell>
          <table:table-cell table:style-name="ce3" office:value-type="string">
            <text:p>8 inst aritméticas</text:p>
          </table:table-cell>
          <table:table-cell table:style-name="ce3" office:value-type="string">
            <text:p>16 inst aritméticas</text:p>
          </table:table-cell>
          <table:table-cell table:style-name="ce1" office:value-type="string">
            <text:p>4 accesos a Mem</text:p>
          </table:table-cell>
          <table:table-cell table:style-name="ce3" office:value-type="string">
            <text:p>8 accesos a Mem</text:p>
          </table:table-cell>
          <table:table-cell table:style-name="ce3" office:value-type="string">
            <text:p>16 accesos a Mem</text:p>
          </table:table-cell>
          <table:table-cell/>
        </table:table-row>
        <table:table-row table:style-name="ro2">
          <table:table-cell table:style-name="ce1" office:value-type="string">
            <text:p>200x200</text:p>
          </table:table-cell>
          <table:table-cell table:style-name="ce2" office:value-type="float" office:value="1716">
            <text:p>1716</text:p>
          </table:table-cell>
          <table:table-cell table:style-name="ce1" office:value-type="float" office:value="1449">
            <text:p>1449</text:p>
          </table:table-cell>
          <table:table-cell table:style-name="ce1" office:value-type="float" office:value="2289">
            <text:p>2289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2264">
            <text:p>2264</text:p>
          </table:table-cell>
          <table:table-cell table:style-name="ce1" office:value-type="float" office:value="3551">
            <text:p>3551</text:p>
          </table:table-cell>
          <table:table-cell table:style-name="ce1" office:value-type="float" office:value="3996">
            <text:p>3996</text:p>
          </table:table-cell>
          <table:table-cell/>
        </table:table-row>
        <table:table-row table:style-name="ro2">
          <table:table-cell table:style-name="ce1" office:value-type="string">
            <text:p>400x400</text:p>
          </table:table-cell>
          <table:table-cell table:style-name="ce2" office:value-type="float" office:value="2394">
            <text:p>2394</text:p>
          </table:table-cell>
          <table:table-cell table:style-name="ce1" office:value-type="float" office:value="3076">
            <text:p>3076</text:p>
          </table:table-cell>
          <table:table-cell table:style-name="ce1" office:value-type="float" office:value="3292">
            <text:p>3292</text:p>
          </table:table-cell>
          <table:table-cell table:style-name="ce1" office:value-type="float" office:value="4216">
            <text:p>4216</text:p>
          </table:table-cell>
          <table:table-cell table:style-name="ce1" office:value-type="float" office:value="7457">
            <text:p>7457</text:p>
          </table:table-cell>
          <table:table-cell table:style-name="ce1" office:value-type="float" office:value="10108">
            <text:p>10108</text:p>
          </table:table-cell>
          <table:table-cell table:style-name="ce1" office:value-type="float" office:value="12371">
            <text:p>12371</text:p>
          </table:table-cell>
          <table:table-cell/>
        </table:table-row>
        <table:table-row table:style-name="ro2">
          <table:table-cell table:style-name="ce1" office:value-type="string">
            <text:p>600x600</text:p>
          </table:table-cell>
          <table:table-cell table:style-name="ce2" office:value-type="float" office:value="6508">
            <text:p>6508</text:p>
          </table:table-cell>
          <table:table-cell table:style-name="ce1" office:value-type="float" office:value="33877">
            <text:p>33877</text:p>
          </table:table-cell>
          <table:table-cell table:style-name="ce1" office:value-type="float" office:value="17632">
            <text:p>17632</text:p>
          </table:table-cell>
          <table:table-cell table:style-name="ce1" office:value-type="float" office:value="4527">
            <text:p>4527</text:p>
          </table:table-cell>
          <table:table-cell table:style-name="ce1" office:value-type="float" office:value="12577">
            <text:p>12577</text:p>
          </table:table-cell>
          <table:table-cell table:style-name="ce1" office:value-type="float" office:value="21001">
            <text:p>21001</text:p>
          </table:table-cell>
          <table:table-cell table:style-name="ce1" office:value-type="float" office:value="17786">
            <text:p>17786</text:p>
          </table:table-cell>
          <table:table-cell/>
        </table:table-row>
        <table:table-row table:style-name="ro2">
          <table:table-cell table:style-name="ce1" office:value-type="string">
            <text:p>800x800</text:p>
          </table:table-cell>
          <table:table-cell table:style-name="ce2" office:value-type="float" office:value="17051">
            <text:p>17051</text:p>
          </table:table-cell>
          <table:table-cell table:style-name="ce1" office:value-type="float" office:value="26625">
            <text:p>26625</text:p>
          </table:table-cell>
          <table:table-cell table:style-name="ce1" office:value-type="float" office:value="6426">
            <text:p>6426</text:p>
          </table:table-cell>
          <table:table-cell table:style-name="ce1" office:value-type="float" office:value="4691">
            <text:p>4691</text:p>
          </table:table-cell>
          <table:table-cell table:style-name="ce1" office:value-type="float" office:value="22502">
            <text:p>22502</text:p>
          </table:table-cell>
          <table:table-cell table:style-name="ce1" office:value-type="float" office:value="23918">
            <text:p>23918</text:p>
          </table:table-cell>
          <table:table-cell table:style-name="ce1" office:value-type="float" office:value="37811">
            <text:p>37811</text:p>
          </table:table-cell>
          <table:table-cell/>
        </table:table-row>
        <table:table-row table:style-name="ro2">
          <table:table-cell table:style-name="ce1" office:value-type="string">
            <text:p>1000x1000</text:p>
          </table:table-cell>
          <table:table-cell table:style-name="ce2" office:value-type="float" office:value="9941">
            <text:p>9941</text:p>
          </table:table-cell>
          <table:table-cell table:style-name="ce1" office:value-type="float" office:value="16598">
            <text:p>16598</text:p>
          </table:table-cell>
          <table:table-cell table:style-name="ce1" office:value-type="float" office:value="6888">
            <text:p>6888</text:p>
          </table:table-cell>
          <table:table-cell table:style-name="ce1" office:value-type="float" office:value="10155">
            <text:p>10155</text:p>
          </table:table-cell>
          <table:table-cell table:style-name="ce1" office:value-type="float" office:value="116380">
            <text:p>116380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34784">
            <text:p>34784</text:p>
          </table:table-cell>
          <table:table-cell/>
        </table:table-row>
        <table:table-row table:style-name="ro2">
          <table:table-cell table:style-name="ce1" office:value-type="string">
            <text:p>1200x1200</text:p>
          </table:table-cell>
          <table:table-cell table:style-name="ce2" office:value-type="float" office:value="37844">
            <text:p>37844</text:p>
          </table:table-cell>
          <table:table-cell table:style-name="ce1" office:value-type="float" office:value="122174">
            <text:p>122174</text:p>
          </table:table-cell>
          <table:table-cell table:style-name="ce1" office:value-type="float" office:value="31897">
            <text:p>31897</text:p>
          </table:table-cell>
          <table:table-cell table:style-name="ce1" office:value-type="float" office:value="45005">
            <text:p>45005</text:p>
          </table:table-cell>
          <table:table-cell table:style-name="ce1" office:value-type="float" office:value="160579">
            <text:p>160579</text:p>
          </table:table-cell>
          <table:table-cell table:style-name="ce1" office:value-type="float" office:value="40937">
            <text:p>40937</text:p>
          </table:table-cell>
          <table:table-cell table:style-name="ce1" office:value-type="float" office:value="95805">
            <text:p>95805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table:style-name="ce4"/>
        </table:table-row>
        <table:table-row table:style-name="ro2" table:number-rows-repeated="10485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57:06</meta:creation-date>
    <dc:date>2014-09-30T14:28:47</dc:date>
    <meta:editing-duration>PT19M16S</meta:editing-duration>
    <meta:editing-cycles>4</meta:editing-cycles>
    <meta:generator>LibreOffice/3.5$Linux_X86_64 LibreOffice_project/350m1$Build-2</meta:generator>
    <meta:document-statistic meta:table-count="3" meta:cell-count="11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976cm" svg:height="10.566cm" xlink:href=".." xlink:type="simple" chart:class="chart:bar" chart:style-name="ch1">
        <chart:title svg:x="10.069cm" svg:y="0.347cm" chart:style-name="ch2">
          <text:p>Filtro Cropflip</text:p>
        </chart:title>
        <chart:subtitle svg:x="10.994cm" svg:y="1.337cm" chart:style-name="ch3">
          <text:p>Lena</text:p>
        </chart:subtitle>
        <chart:legend chart:legend-position="end" svg:x="19.284cm" svg:y="3.49cm" style:legend-expansion="high" chart:style-name="ch4"/>
        <chart:plot-area chart:style-name="ch5" table:cell-range-address="Hoja1.A1:Hoja1.H7" chart:data-source-has-labels="both" svg:x="1.47cm" svg:y="2.442cm" svg:width="16.896cm" svg:height="6.932cm">
          <chartooo:coordinate-region svg:x="3.203cm" svg:y="2.641cm" svg:width="15.163cm" svg:height="6.086cm"/>
          <chart:axis chart:dimension="x" chart:name="primary-x" chart:style-name="ch6" chartooo:axis-type="auto">
            <chartooo:date-scale/>
            <chart:title svg:x="6.633cm" svg:y="9.585cm" chart:style-name="ch7">
              <text:p>Tamaño de la imagen (pixels Ancho x Altura)</text:p>
            </chart:title>
            <chart:categories table:cell-range-address="Hoja1.A2:Hoja1.A7"/>
          </chart:axis>
          <chart:axis chart:dimension="y" chart:name="primary-y" chart:style-name="ch8">
            <chart:title svg:x="0.451cm" svg:y="8.36cm" chart:style-name="ch9">
              <text:p>Tiempo de procesamiento (Ticks)</text:p>
            </chart:title>
            <chart:grid chart:style-name="ch10" chart:class="major"/>
          </chart:axis>
          <chart:series chart:style-name="ch11" chart:values-cell-range-address="Hoja1.B2:Hoja1.B7" chart:label-cell-address="Hoja1.B1:Hoja1.B1" chart:class="chart:bar">
            <chart:data-point chart:repeated="6"/>
          </chart:series>
          <chart:series chart:style-name="ch12" chart:values-cell-range-address="Hoja1.C2:Hoja1.C7" chart:label-cell-address="Hoja1.C1:Hoja1.C1" chart:class="chart:bar">
            <chart:data-point chart:repeated="6"/>
          </chart:series>
          <chart:series chart:style-name="ch13" chart:values-cell-range-address="Hoja1.D2:Hoja1.D7" chart:label-cell-address="Hoja1.D1:Hoja1.D1" chart:class="chart:bar">
            <chart:data-point chart:repeated="6"/>
          </chart:series>
          <chart:series chart:style-name="ch14" chart:values-cell-range-address="Hoja1.E2:Hoja1.E7" chart:label-cell-address="Hoja1.E1:Hoja1.E1" chart:class="chart:bar">
            <chart:data-point chart:repeated="6"/>
          </chart:series>
          <chart:series chart:style-name="ch15" chart:values-cell-range-address="Hoja1.F2:Hoja1.F7" chart:label-cell-address="Hoja1.F1:Hoja1.F1" chart:class="chart:bar">
            <chart:data-point chart:repeated="6"/>
          </chart:series>
          <chart:series chart:style-name="ch16" chart:values-cell-range-address="Hoja1.G2:Hoja1.G7" chart:label-cell-address="Hoja1.G1:Hoja1.G1" chart:class="chart:bar">
            <chart:data-point chart:repeated="6"/>
          </chart:series>
          <chart:series chart:style-name="ch17" chart:values-cell-range-address="Hoja1.H2:Hoja1.H7" chart:label-cell-address="Hoja1.H1:Hoja1.H1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Hoja1.B1:Hoja1.B1</svg:desc>
                </draw:g>
              </table:table-cell>
              <table:table-cell office:value-type="string">
                <text:p>4 inst aritméticas</text:p>
                <draw:g>
                  <svg:desc>Hoja1.C1:Hoja1.C1</svg:desc>
                </draw:g>
              </table:table-cell>
              <table:table-cell office:value-type="string">
                <text:p>8 inst aritméticas</text:p>
                <draw:g>
                  <svg:desc>Hoja1.D1:Hoja1.D1</svg:desc>
                </draw:g>
              </table:table-cell>
              <table:table-cell office:value-type="string">
                <text:p>16 inst aritméticas</text:p>
                <draw:g>
                  <svg:desc>Hoja1.E1:Hoja1.E1</svg:desc>
                </draw:g>
              </table:table-cell>
              <table:table-cell office:value-type="string">
                <text:p>4 accesos a Mem</text:p>
                <draw:g>
                  <svg:desc>Hoja1.F1:Hoja1.F1</svg:desc>
                </draw:g>
              </table:table-cell>
              <table:table-cell office:value-type="string">
                <text:p>8 accesos a Mem</text:p>
                <draw:g>
                  <svg:desc>Hoja1.G1:Hoja1.G1</svg:desc>
                </draw:g>
              </table:table-cell>
              <table:table-cell office:value-type="string">
                <text:p>16 accesos a Mem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x200</text:p>
                <draw:g>
                  <svg:desc>Hoja1.A2:Hoja1.A7</svg:desc>
                </draw:g>
              </table:table-cell>
              <table:table-cell office:value-type="float" office:value="327764">
                <text:p>327764</text:p>
                <draw:g>
                  <svg:desc>Hoja1.B2:Hoja1.B7</svg:desc>
                </draw:g>
              </table:table-cell>
              <table:table-cell office:value-type="float" office:value="330070">
                <text:p>330070</text:p>
                <draw:g>
                  <svg:desc>Hoja1.C2:Hoja1.C7</svg:desc>
                </draw:g>
              </table:table-cell>
              <table:table-cell office:value-type="float" office:value="325948">
                <text:p>325948</text:p>
                <draw:g>
                  <svg:desc>Hoja1.D2:Hoja1.D7</svg:desc>
                </draw:g>
              </table:table-cell>
              <table:table-cell office:value-type="float" office:value="335776">
                <text:p>335776</text:p>
                <draw:g>
                  <svg:desc>Hoja1.E2:Hoja1.E7</svg:desc>
                </draw:g>
              </table:table-cell>
              <table:table-cell office:value-type="float" office:value="361649">
                <text:p>361649</text:p>
                <draw:g>
                  <svg:desc>Hoja1.F2:Hoja1.F7</svg:desc>
                </draw:g>
              </table:table-cell>
              <table:table-cell office:value-type="float" office:value="483753">
                <text:p>483753</text:p>
                <draw:g>
                  <svg:desc>Hoja1.G2:Hoja1.G7</svg:desc>
                </draw:g>
              </table:table-cell>
              <table:table-cell office:value-type="float" office:value="677100">
                <text:p>677100</text:p>
                <draw:g>
                  <svg:desc>Hoja1.H2:Hoja1.H7</svg:desc>
                </draw:g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1079558">
                <text:p>1079558</text:p>
              </table:table-cell>
              <table:table-cell office:value-type="float" office:value="1077914">
                <text:p>1077914</text:p>
              </table:table-cell>
              <table:table-cell office:value-type="float" office:value="1066385">
                <text:p>1066385</text:p>
              </table:table-cell>
              <table:table-cell office:value-type="float" office:value="1087797">
                <text:p>1087797</text:p>
              </table:table-cell>
              <table:table-cell office:value-type="float" office:value="1185821">
                <text:p>1185821</text:p>
              </table:table-cell>
              <table:table-cell office:value-type="float" office:value="1511840">
                <text:p>1511840</text:p>
              </table:table-cell>
              <table:table-cell office:value-type="float" office:value="2279261">
                <text:p>2279261</text:p>
              </table:table-cell>
            </table:table-row>
            <table:table-row>
              <table:table-cell office:value-type="string">
                <text:p>600x600</text:p>
              </table:table-cell>
              <table:table-cell office:value-type="float" office:value="2212619">
                <text:p>2212619</text:p>
              </table:table-cell>
              <table:table-cell office:value-type="float" office:value="2261918">
                <text:p>2261918</text:p>
              </table:table-cell>
              <table:table-cell office:value-type="float" office:value="2249851">
                <text:p>2249851</text:p>
              </table:table-cell>
              <table:table-cell office:value-type="float" office:value="2247825">
                <text:p>2247825</text:p>
              </table:table-cell>
              <table:table-cell office:value-type="float" office:value="2421774">
                <text:p>2421774</text:p>
              </table:table-cell>
              <table:table-cell office:value-type="float" office:value="3081895">
                <text:p>3081895</text:p>
              </table:table-cell>
              <table:table-cell office:value-type="float" office:value="4714969">
                <text:p>4714969</text:p>
              </table:table-cell>
            </table:table-row>
            <table:table-row>
              <table:table-cell office:value-type="string">
                <text:p>800x800</text:p>
              </table:table-cell>
              <table:table-cell office:value-type="float" office:value="3695146">
                <text:p>3695146</text:p>
              </table:table-cell>
              <table:table-cell office:value-type="float" office:value="3768815">
                <text:p>3768815</text:p>
              </table:table-cell>
              <table:table-cell office:value-type="float" office:value="3723970">
                <text:p>3723970</text:p>
              </table:table-cell>
              <table:table-cell office:value-type="float" office:value="3730384">
                <text:p>3730384</text:p>
              </table:table-cell>
              <table:table-cell office:value-type="float" office:value="4001586">
                <text:p>4001586</text:p>
              </table:table-cell>
              <table:table-cell office:value-type="float" office:value="5168873">
                <text:p>5168873</text:p>
              </table:table-cell>
              <table:table-cell office:value-type="float" office:value="7990616">
                <text:p>7990616</text:p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5444086">
                <text:p>5444086</text:p>
              </table:table-cell>
              <table:table-cell office:value-type="float" office:value="5482981">
                <text:p>5482981</text:p>
              </table:table-cell>
              <table:table-cell office:value-type="float" office:value="5553800">
                <text:p>5553800</text:p>
              </table:table-cell>
              <table:table-cell office:value-type="float" office:value="5549877">
                <text:p>5549877</text:p>
              </table:table-cell>
              <table:table-cell office:value-type="float" office:value="6098126">
                <text:p>6098126</text:p>
              </table:table-cell>
              <table:table-cell office:value-type="float" office:value="7977252">
                <text:p>7977252</text:p>
              </table:table-cell>
              <table:table-cell office:value-type="float" office:value="12300114">
                <text:p>12300114</text:p>
              </table:table-cell>
            </table:table-row>
            <table:table-row>
              <table:table-cell office:value-type="string">
                <text:p>1200x1200</text:p>
              </table:table-cell>
              <table:table-cell office:value-type="float" office:value="11581731">
                <text:p>11581731</text:p>
              </table:table-cell>
              <table:table-cell office:value-type="float" office:value="11834767">
                <text:p>11834767</text:p>
              </table:table-cell>
              <table:table-cell office:value-type="float" office:value="11756569">
                <text:p>11756569</text:p>
              </table:table-cell>
              <table:table-cell office:value-type="float" office:value="12144704">
                <text:p>12144704</text:p>
              </table:table-cell>
              <table:table-cell office:value-type="float" office:value="14008095">
                <text:p>14008095</text:p>
              </table:table-cell>
              <table:table-cell office:value-type="float" office:value="17400363">
                <text:p>17400363</text:p>
              </table:table-cell>
              <table:table-cell office:value-type="float" office:value="24084017">
                <text:p>24084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